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393" officeooo:paragraph-rsid="00098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S_14_15</text:p>
      <text:p text:style-name="P1"/>
      <text:p text:style-name="P1">1) UNION-FIND</text:p>
      <text:p text:style-name="P1">Aufgabe 1 von Klausur 2013/2014</text:p>
      <text:p text:style-name="P1"/>
      <text:p text:style-name="P1">2) Hashing mit Verkettung</text:p>
      <text:p text:style-name="P1">Aufgabe 3 von Nachklausur 2013/2014</text:p>
      <text:p text:style-name="P1"/>
      <text:p text:style-name="P1">3) Perfektes Hashing</text:p>
      <text:p text:style-name="P1">Aufgabe 4 von Nachklausur 2013/2014</text:p>
      <text:p text:style-name="P1">- allerdings ohne technische Details – nur Idee angeben.</text:p>
      <text:p text:style-name="P1"/>
      <text:p text:style-name="P1">4) amort. Analyse mit Binärzähler</text:p>
      <text:p text:style-name="P1">Aufgabe 4 von Klausur 2013/2014</text:p>
      <text:p text:style-name="P1"/>
      <text:p text:style-name="P1">5) Dijkstra</text:p>
      <text:p text:style-name="P1">Geben Sie den Algorithmus von Dijksatra im Pseudo Code an und analysieren Sie die Laufzeit – FÜR Dijkstra mit Fibonachi Heap UND Binärheap. <text:s/>Geben Idee an: Wie müsste man den Code ändern um Probleme (z.B. keine negativen Zyklen Erkennung) zu beheben.</text:p>
      <text:p text:style-name="P1"/>
      <text:p text:style-name="P1">6) Euler</text:p>
      <text:p text:style-name="P1">Sei G ein planarer Graph mit n Knoten und m Kanten. Folgern Sie aus dem Satz von Euler, dass m&lt;=3n-6 und dass G einen Knoeten vom Grad &lt;= 5 bestitz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Napf</meta:initial-creator>
    <meta:creation-date>2016-02-17T09:56:59.735325060</meta:creation-date>
    <dc:date>2016-02-17T10:06:48.288689675</dc:date>
    <dc:creator>Karl Napf</dc:creator>
    <meta:editing-duration>PT9M49S</meta:editing-duration>
    <meta:editing-cycles>1</meta:editing-cycles>
    <meta:generator>LibreOffice/5.0.5.2$Linux_X86_64 LibreOffice_project/00m0$Build-2</meta:generator>
    <meta:document-statistic meta:table-count="0" meta:image-count="0" meta:object-count="0" meta:page-count="1" meta:paragraph-count="14" meta:word-count="117" meta:character-count="705" meta:non-whitespace-character-count="599"/>
  </office:meta>
</office:document-meta>
</file>